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text-properties officeooo:paragraph-rsid="001da5df"/>
    </style:style>
    <style:style style:name="P6" style:family="paragraph" style:parent-style-name="Standard" style:list-style-name="L5">
      <style:text-properties officeooo:paragraph-rsid="001da5df"/>
    </style:style>
    <style:style style:name="P7" style:family="paragraph" style:parent-style-name="Standard">
      <style:text-properties officeooo:paragraph-rsid="001ef218"/>
    </style:style>
    <style:style style:name="T1" style:family="text">
      <style:text-properties officeooo:rsid="001ef21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tection of Covert Channels Over ICMP Protocol </text:p>
      <text:p text:style-name="Standard"/>
      <text:p text:style-name="Standard">covert channel that affects the confidentiality and integrity of data sent in the network. </text:p>
      <text:p text:style-name="Standard">Covert channels also known as hidden channels can elude basic security systems such as Intrusion Detection Systems (IDS) and firewalls. </text:p>
      <text:p text:style-name="Standard"/>
      <text:p text:style-name="Standard">a method to monitor and detect the presence of hidden channels that are based on an essential monitoring protocol ICMP. </text:p>
      <text:p text:style-name="Standard"/>
      <text:p text:style-name="Standard">Ptunnel, a tool that allows to tunnel TCP connections to a remote host using ICMP echo request and reply packets. </text:p>
      <text:p text:style-name="Standard"/>
      <text:p text:style-name="Standard">Our experimental results show the possibility to discover such malicious traffic with high performance. </text:p>
      <text:p text:style-name="Standard"/>
      <text:p text:style-name="Standard">The purpose of using hidden channels is to send data in the network while ensuring that the sending is unnoticed by a third party and without alerting any firewalls or IDS on the network </text:p>
      <text:p text:style-name="Standard"/>
      <text:p text:style-name="Standard">This is done for several purposes such as </text:p>
      <text:list text:style-name="L1">
        <text:list-item>
          <text:p text:style-name="P2">using the resources of others to send secret data, </text:p>
        </text:list-item>
        <text:list-item>
          <text:p text:style-name="P2">data leakage </text:p>
        </text:list-item>
        <text:list-item>
          <text:p text:style-name="P2">installation, distribution and control of malicious software, </text:p>
        </text:list-item>
        <text:list-item>
          <text:p text:style-name="P2">bypass security devices such as firewall, etc. </text:p>
        </text:list-item>
      </text:list>
      <text:p text:style-name="Standard"/>
      <text:p text:style-name="Standard">covert channels can be classified into two categories, timing and storage channels [4] </text:p>
      <text:list text:style-name="L2">
        <text:list-item>
          <text:p text:style-name="P3">A Timing Channel is a covert channel in which a process reports information to another process while manipulating the time it takes to perform a given operation. The other process can observe to understand what happened. </text:p>
        </text:list-item>
        <text:list-item>
          <text:p text:style-name="P3">Storage Channels are based on shared data storage areas such as Unused or optional protocol fields. They include all means that would allow the direct or indirect writing at the storage area by a process and the direct or indirect reading of it by another one. </text:p>
        </text:list-item>
      </text:list>
      <text:p text:style-name="Standard"/>
      <text:p text:style-name="Standard">They are mainly two countermeasure approaches. </text:p>
      <text:list text:style-name="L3">
        <text:list-item>
          <text:p text:style-name="P4">The first one relies on actively modifying optional and unused protocol fields whether there is or not a covert channel. The method has the drawbacks to change even safe traffic, introduces some delays and consumes computing resources. </text:p>
        </text:list-item>
        <text:list-item>
          <text:p text:style-name="P4">The second approach passively super vises network traffic and undertakes some controls looking for suspicious activities. </text:p>
        </text:list-item>
      </text:list>
      <text:p text:style-name="Standard"/>
      <text:p text:style-name="Standard">We conduct many verification controls: </text:p>
      <text:list text:style-name="L4">
        <text:list-item>
          <text:p text:style-name="P5">Check ICMP messages size. </text:p>
        </text:list-item>
        <text:list-item>
          <text:p text:style-name="P5">Check the number of Echo Reply messages for a given Echo Request. </text:p>
        </text:list-item>
        <text:list-item>
          <text:p text:style-name="P5">Check if there is a spike in the number of ICMP messages. </text:p>
        </text:list-item>
        <text:list-item>
          <text:p text:style-name="P5">Check patterns. </text:p>
        </text:list-item>
      </text:list>
      <text:p text:style-name="Standard"/>
      <text:p text:style-name="Standard">The remainder of this paper is structured as follows: </text:p>
      <text:list text:style-name="L5">
        <text:list-item>
          <text:p text:style-name="P6">Section II describes some related works. </text:p>
        </text:list-item>
        <text:list-item>
          <text:p text:style-name="P6">Section III explains ICMP protocol and presents our detection method. </text:p>
        </text:list-item>
        <text:list-item>
          <text:p text:style-name="P6">Section IV discusses the experimental results. </text:p>
        </text:list-item>
        <text:list-item>
          <text:p text:style-name="P6">We devote Section V to assess the detection performance of our method. </text:p>
        </text:list-item>
        <text:list-item>
          <text:p text:style-name="P6">We draw in Section VI the conclusion and we mention some future works. </text:p>
        </text:list-item>
      </text:list>
      <text:p text:style-name="Standard"/>
      <text:p text:style-name="P1"><text:soft-page-break/>II. RELATED WORKS </text:p>
      <text:p text:style-name="Standard"/>
      <text:p text:style-name="Standard">S. Gianvecchio and H.Wang in [1] propose a detection system that measures changes in entropy and in corrected conditional entropy (CCE) within the network to determine if timing channels are being used.</text:p>
      <text:p text:style-name="Standard">A change in the entropy of a process provides a critical clue for covert timing channel detection. </text:p>
      <text:p text:style-name="Standard"/>
      <text:p text:style-name="Standard">P. L. Shrestha et al [6] provide a framework based on Support Vector Machine (SVM) classifier to detect covert timing chan nel. </text:p>
      <text:p text:style-name="Standard">They derive four popular fingerprints (K-S test, regularity score, entropy, and corrected conditional entropy) from the traffic under investigation to form the SVM classifier. </text:p>
      <text:p text:style-name="Standard"/>
      <text:p text:style-name="Standard"/>
      <text:p text:style-name="Standard">By mounting storage covert channels, the hidden data is written in optional or unset protocol fields. </text:p>
      <text:p text:style-name="Standard"/>
      <text:p text:style-name="Standard">Using TCP protocol, E. Tumoian and M. Anikeev analyzed the accuracy of a neural network to detect the covert channel in the TCP Initial Sequence Number (ISN) field [9]. </text:p>
      <text:p text:style-name="Standard"/>
      <text:p text:style-name="Standard">H. Song and X. Li calculated an anomaly score that corresponds to the sum of weighted frequencies on all flag combinations in one second [7]. </text:p>
      <text:p text:style-name="Standard">A deviation may reveal the presence of hidden channels. </text:p>
      <text:p text:style-name="Standard"/>
      <text:p text:style-name="Standard">Using ICMP protocol as a medium for a covert channel, Sohn, et al. [5] proposed a detection method based on Support Vector Machine (SVM) to learn ICMP packets payload charac teristics. </text:p>
      <text:p text:style-name="Standard"/>
      <text:p text:style-name="Standard">They used Loki2 to generate abnormal ICMP packets and Tcpdump to capture network traffic. </text:p>
      <text:p text:style-name="Standard"/>
      <text:p text:style-name="Standard">They preprocessed collected packets to extract the characteristic of ICMP packets headers and payloads. </text:p>
      <text:p text:style-name="Standard"/>
      <text:p text:style-name="Standard">In [8] K. Stokes et al. tested the efficiency of firewalls and IDS to detect ICMP based hidden channels. </text:p>
      <text:p text:style-name="Standard"/>
      <text:p text:style-name="Standard">They concluded that covert channels can easily defeat many modern security appliances if ICMP protocol is permitted. </text:p>
      <text:p text:style-name="Standard"/>
      <text:p text:style-name="Standard"/>
      <text:p text:style-name="Standard">Existing research works consider that security technologies such as Firewalls and IDS cannot detect exactly the attacks of covert channels. Besides, exploited protocols are fundamental, so they cannot be deactivated. </text:p>
      <text:p text:style-name="Standard"/>
      <text:p text:style-name="Standard"/>
      <text:p text:style-name="Standard">III. PROTOCOL DESIGN </text:p>
      <text:p text:style-name="Standard"/>
      <text:p text:style-name="Standard">A. ICMP Overview </text:p>
      <text:p text:style-name="Standard">It operates in the network layer and is mainly used to send control and error messages between endpoints. </text:p>
      <text:p text:style-name="Standard"/>
      <text:p text:style-name="Standard">ICMP header is composed of several fields that are Type, Code and Checksum. Other f ields may be defined in the Data part such as the Identifier, sequence numbers in ICMP echo request (type 8) and reply (type 0). </text:p>
      <text:p text:style-name="Standard"/>
      <text:p text:style-name="Standard"><text:soft-page-break/>The size of fields “type” and “code” is one byte. These latter indicate the purpose of the ICMP packet. </text:p>
      <text:p text:style-name="Standard"/>
      <text:p text:style-name="Standard">The identifier number and the sequence number are encoded with two bytes. </text:p>
      <text:p text:style-name="Standard"/>
      <text:p text:style-name="Standard">Finally, the content of the Data can be filled by fixed bytes padding that depends on the operating system. </text:p>
      <text:p text:style-name="Standard"/>
      <text:p text:style-name="Standard">Fig. 1: ICMP frame format </text:p>
      <text:p text:style-name="Standard"/>
      <text:p text:style-name="Standard"/>
      <text:p text:style-name="Standard">B. Proposed Method </text:p>
      <text:p text:style-name="Standard">In order to discover covert channels, we apply two cate gories of verification. </text:p>
      <text:p text:style-name="Standard">In the first step, we control the shape of ICMP messages. </text:p>
      <text:p text:style-name="Standard"/>
      <text:p text:style-name="Standard">If suspicious activity is revealed, we pursue our inspection through pattern matching operations, which are considered greedier in term of computing resources. </text:p>
      <text:p text:style-name="Standard"/>
      <text:p text:style-name="Standard"/>
      <text:p text:style-name="Standard">B. Proposed Method </text:p>
      <text:p text:style-name="Standard">In order to discover covert channels, we apply two cate gories of verification </text:p>
      <text:p text:style-name="Standard">In the first step, we control the shape of ICMP messages </text:p>
      <text:p text:style-name="Standard"/>
      <text:p text:style-name="Standard">If suspicious activity is revealed, we pursue our inspection through pattern matching operations, which are considered greedier in term of computing resources. </text:p>
      <text:p text:style-name="Standard"/>
      <text:p text:style-name="Standard">1) Stage 1- Analysis of ICMP messages shape: </text:p>
      <text:p text:style-name="Standard"/>
      <text:p text:style-name="Standard"><text:span text:style-name="T1">W</text:span>e start the verification with the size of ICMP data field. </text:p>
      <text:p text:style-name="Standard">Mostly, this size must be equal to 32 bytes (Windows) or 56 bytes (Linux). </text:p>
      <text:p text:style-name="Standard">If it is not the case, we trigger the second stage of inspection. </text:p>
      <text:p text:style-name="Standard"/>
      <text:p text:style-name="Standard"><text:span text:style-name="T1">W</text:span>e execute a second verification control </text:p>
      <text:p text:style-name="Standard">During this test, we compute the number of ICMP echo replies associated to the same echo request. </text:p>
      <text:p text:style-name="Standard"/>
      <text:p text:style-name="Standard">Usually, it must be only one association. </text:p>
      <text:p text:style-name="P7"><text:span text:style-name="T1">I</text:span>f it is not the case, we start Stage 2 with pattern matching operations. </text:p>
      <text:p text:style-name="Standard">Otherwise, we execute the last verification control in stage 1. </text:p>
      <text:p text:style-name="Standard"/>
      <text:p text:style-name="Standard">we calculate the rate of ICMP messages regarding the rest of network traffic in a fixed size sliding window. </text:p>
      <text:p text:style-name="Standard"/>
      <text:p text:style-name="P7">If we notice a large increase if this rate, we start stage 2 of inspection. </text:p>
      <text:p text:style-name="P7">Else, we consider that the ICMP message is normal. </text:p>
      <text:p text:style-name="Standard"/>
      <text:p text:style-name="Standard"/>
      <text:p text:style-name="Standard">We use the sliding window principle to calculate the ICMP message rate with respect to the whole traffic. Each window is composed of fixed number of time intervals </text:p>
      <text:p text:style-name="Standard">Detection is only triggered with the reception of an ICMP packet. </text:p>
      <text:p text:style-name="Standard">Besides, we use the previous ICMP packet to calculate the window’s shift. </text:p>
      <text:p text:style-name="Standard"/>
      <text:p text:style-name="Standard"/>
      <text:p text:style-name="Standard"><text:soft-page-break/>We present in Algorithm 1 the different tests achieved dur ing the stage 1. </text:p>
      <text:p text:style-name="Standard">We define the two functions “count icmp pkt” and “count all pkt” to compute respectively the number of ICMP messages and all received packets. </text:p>
      <text:p text:style-name="Standard"/>
      <text:p text:style-name="Standard"/>
      <text:p text:style-name="Standard">2) Stage 2- Analysis of ICMP messages content: </text:p>
      <text:p text:style-name="Standard">We are looking in this stage at the content of ICMP messages. </text:p>
      <text:p text:style-name="Standard">Mostly, the operating systems use a constant payload to build the ICMP message. </text:p>
      <text:p text:style-name="Standard"/>
      <text:p text:style-name="Standard">We can inspect <text:span text:style-name="T1">a</text:span>ll bytes in ICMP data field. </text:p>
      <text:p text:style-name="Standard">However, such action will consume a lot of memory and time. </text:p>
      <text:p text:style-name="Standard"/>
      <text:p text:style-name="P7"><text:span text:style-name="T1">W</text:span>e introduce two heuristics to ensure the verification. </text:p>
      <text:p text:style-name="Standard">Our f irst strategy is to compare N successive random bytes from a random position pos. </text:p>
      <text:p text:style-name="Standard"/>
      <text:p text:style-name="Standard">We define another content verification using the hash function MD5. </text:p>
      <text:p text:style-name="P7"><text:span text:style-name="T1">W</text:span>e compute for each pattern its hash value on 128 bits. </text:p>
      <text:p text:style-name="P7"/>
      <text:p text:style-name="P7">Then, for each analyzed packet, we check if the hash of the packet content is identical to one of the two possible hash values. </text:p>
      <text:p text:style-name="P7"/>
      <text:p text:style-name="P7">In case of equality, we decide that the packet is legitimate, else we mark the packet as a part of a covert channel. </text:p>
      <text:p text:style-name="P7"/>
      <text:p text:style-name="P7"/>
      <text:p text:style-name="P7">IV. EXPERIMENTATION</text:p>
      <text:p text:style-name="P7">A. Experimental environnment </text:p>
      <text:p text:style-name="P7"/>
      <text:p text:style-name="P7"><text:span text:style-name="T1">W</text:span>e setup two virtual machines on VMWAR. </text:p>
      <text:p text:style-name="P7">Besides, we install an attack tool called Ptunnel on two machines to serve as a Ptunnel client and a Ptunnel server </text:p>
      <text:p text:style-name="P7"/>
      <text:p text:style-name="P7">Fig. 4 </text:p>
      <text:p text:style-name="P7"/>
      <text:p text:style-name="P7">Ptunnel allows to reliably tunnel TCP connections to a remote host through ICMP packets. </text:p>
      <text:p text:style-name="P7"/>
      <text:p text:style-name="P7">Traffic can be analyzed on an intrusion detection system deployed between the machines. </text:p>
      <text:p text:style-name="P7">It’s also possible to retrieve traffic at the destination machine as the latter can be considered as the target of the attack. </text:p>
      <text:p text:style-name="P7"/>
      <text:p text:style-name="P7"/>
      <text:p text:style-name="P7">The configuration of the Ptunnel server is easy and requires only to indicate the reception network interface. <text:s/>Hence, it suffices to tape this command ”Ptunnel-c interface” . </text:p>
      <text:p text:style-name="P7"/>
      <text:p text:style-name="P7"/>
      <text:p text:style-name="P7">The configuration of the Ptunnel client varies regarding the intended traffic to vehiculate. </text:p>
      <text:p text:style-name="P7"/>
      <text:p text:style-name="P7">For example, if we would like to tunnel http traffic, we have to reconfigure the browser proxy on the client machine to localhost:8000. Besides, we execute the command ” Ptunnel-p addr serv-lp 8000-da dest addr-dp dest port” where lp, da and dp represent respectively the listen port, the destination address after reaching the proxy and the port that the proxy should use to tunnel the TCP connection. </text:p>
      <text:p text:style-name="P7"><text:soft-page-break/></text:p>
      <text:p text:style-name="P7">We can also tunnel other types of traffic. For example, the command ” Ptunnel-p addr serv-lp 8000-da ssh dest addr-dp 22 ” permits to vehiculate ssh traffic through ICMP messages. </text:p>
      <text:p text:style-name="P7"/>
      <text:p text:style-name="P7"/>
      <text:p text:style-name="P7">To discern the existence of hidden channels, we have to capture network traffic and to conduct our analysis. The inspection is done on 2 stages. </text:p>
      <text:p text:style-name="P7"/>
      <text:p text:style-name="P7">First of all, we look for unusual ICMP messages size, abundance of ICMP echo reply messages with the same identifier and a spike of the number of ICMP packets. </text:p>
      <text:p text:style-name="P7"/>
      <text:p text:style-name="P7">Then, we confirm our inspection by filtering the ICMP data field searching for habitual patterns. </text:p>
      <text:p text:style-name="P7"/>
      <text:p text:style-name="P7"/>
      <text:p text:style-name="P7">During our experiments, we execute Wireshark to capture network traffic. </text:p>
      <text:p text:style-name="P7">We export collected packets into PDML file. </text:p>
      <text:p text:style-name="P7"/>
      <text:p text:style-name="P7">We develop our proper program to parse XML using DOM program ming API. </text:p>
      <text:p text:style-name="P7"/>
      <text:p text:style-name="P7"/>
      <text:p text:style-name="P7">B. Exeprimental results and discussion </text:p>
      <text:p text:style-name="P7">We compare in the first experiment the size of Data field of the ICMP messages. </text:p>
      <text:p text:style-name="P7"/>
      <text:p text:style-name="P7">Fig. 6 </text:p>
      <text:p text:style-name="P7"/>
      <text:p text:style-name="P7">Fig. 6 displays also the effect of tunneling a SSH session inside an ICMP based covert channel. </text:p>
      <text:p text:style-name="P7"/>
      <text:p text:style-name="P7"/>
      <text:p text:style-name="P7">Our second experiment verifies the occurrence of the same ICMP sequence number. </text:p>
      <text:p text:style-name="P7"/>
      <text:p text:style-name="P7">We notice in Fig. 7 that in normal traffic each sequence number figures twice.</text:p>
      <text:p text:style-name="P7">How ever, the number of utilization becomes variable in presence of covert channels interacting.</text:p>
      <text:p text:style-name="P7"/>
      <text:p text:style-name="P7"/>
      <text:p text:style-name="P7">Eventually, we evaluate the rate of ICMP messages with respect to the rest of traffic. </text:p>
      <text:p text:style-name="P7"/>
      <text:p text:style-name="P7">Fig. 8 shows that in normal conditions, ICMP traffic is not too present, and never exceeded in our experimentation 0.37. </text:p>
      <text:p text:style-name="P7"/>
      <text:p text:style-name="P7">Hence, we choose this value as a threshold to mark an abnormal ICMP traffic. </text:p>
      <text:p text:style-name="P7"/>
      <text:p text:style-name="P7"/>
      <text:p text:style-name="P7">DoS attacks can be misinterpreted as hidden channels since they also cause a spike of ICMP packets. </text:p>
      <text:p text:style-name="P7"/>
      <text:p text:style-name="P7">To avoid this false alarm, we verify in Phase 2 of the detection process, the content of ICMP messages. </text:p>
      <text:p text:style-name="P7"/>
      <text:p text:style-name="P7"/>
      <text:p text:style-name="P7"/>
      <text:p text:style-name="P7">V. PERFORMANCEEVALUATION</text:p>
      <text:p text:style-name="P7"><text:soft-page-break/>We applied our detection method on a traffic generated by standard ping, personalized ping and the Ptunnel tool. </text:p>
      <text:p text:style-name="P7"/>
      <text:p text:style-name="P7">Besides, under Linux, we employ two options that modify the standard ping, the packet size (-s packetsize) and the payload (-p pattern). Ptunnel is used to communicate </text:p>
      <text:p text:style-name="P7"/>
      <text:p text:style-name="P7"/>
      <text:p text:style-name="P7">In total, we have 1266 ICMP packets, scattered in the network traffic. </text:p>
      <text:p text:style-name="P7">There are 751 ICMP messages that belong to covert channels, the other part (515 ICMP packets) is normal ICMP exchanges. </text:p>
      <text:p text:style-name="P7"/>
      <text:p text:style-name="P7"/>
      <text:p text:style-name="P7">We show in Table I the confusion matrix to depict our detection results. </text:p>
      <text:p text:style-name="P7"/>
      <text:p text:style-name="P7"><text:span text:style-name="T1">W</text:span>e choose to rely on the hashing test to ensure the phase 2 of our inspection. </text:p>
      <text:p text:style-name="P7"/>
      <text:p text:style-name="P7">We succeed to reveal all malicious ICMP packets (751 messages), without generating any false negatives. </text:p>
      <text:p text:style-name="P7"/>
      <text:p text:style-name="P7">False negatives are still possible since we could have collision with MD5 hashing, but this is very scarce. </text:p>
      <text:p text:style-name="P7"/>
      <text:p text:style-name="P7">However, we detect 8 false positives due to changing the size of ICMP messages. </text:p>
      <text:p text:style-name="P7"/>
      <text:p text:style-name="P7"/>
      <text:p text:style-name="P7">We draw in Table II our detection results when using random pattern matching. </text:p>
      <text:p text:style-name="P7"/>
      <text:p text:style-name="P7">In this execution, we detect only 745 malicious ICMP packets. </text:p>
      <text:p text:style-name="P7">The obtained 6 false negatives are due to a tricky modification of the ICMP messages pattern. </text:p>
      <text:p text:style-name="P7"/>
      <text:p text:style-name="P7"/>
      <text:p text:style-name="P7">In fact, the intruder inserts a secret message, just after the common pattern used by the operating system. </text:p>
      <text:p text:style-name="P7"/>
      <text:p text:style-name="P7">Besides, we get 7 false positives because a legal modification of the ICMP data field. </text:p>
      <text:p text:style-name="P7"/>
      <text:p text:style-name="P7"/>
      <text:p text:style-name="P7">We compare in Table III the performance of the two ICMP content analysis methods. </text:p>
      <text:p text:style-name="P7"/>
      <text:p text:style-name="P7">We give successively the True Positive Rate (TPR) or precision, the True Negative Rate (TNR), the False Positive Rate (FPR), the False Negative Rate (FNR), the accuracy and the time execution. </text:p>
      <text:p text:style-name="P7"/>
      <text:p text:style-name="P7"/>
      <text:p text:style-name="P7">The two methods present almost the same performance. Random Pattern Match ing generates more false negatives but it is faster than hashing function. </text:p>
      <text:p text:style-name="P7"/>
      <text:p text:style-name="P7">Since covert channels may require many packets to transfer information, we can rely on Random Pattern matching to discover them. </text:p>
      <text:p text:style-name="P7"/>
      <text:p text:style-name="P7">Occasionally we execute MD5 hashing to prevent possible false negatives. </text:p>
      <text:p text:style-name="P7"/>
      <text:p text:style-name="P7"/>
      <text:p text:style-name="P7"><text:soft-page-break/></text:p>
      <text:p text:style-name="P7">VI. CONCLUSION AND FUTURE WORK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9:55:25.163000000</meta:creation-date>
    <dc:date>2025-03-26T18:01:35.567000000</dc:date>
    <meta:editing-duration>PT6H18M18S</meta:editing-duration>
    <meta:editing-cycles>4</meta:editing-cycles>
    <meta:generator>LibreOffice/7.5.7.1$Windows_X86_64 LibreOffice_project/47eb0cf7efbacdee9b19ae25d6752381ede23126</meta:generator>
    <meta:document-statistic meta:table-count="0" meta:image-count="0" meta:object-count="0" meta:page-count="7" meta:paragraph-count="139" meta:word-count="2133" meta:character-count="12856" meta:non-whitespace-character-count="10744"/>
  </office:meta>
</office:document-meta>
</file>